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fo:font-weight="bold" style:letter-kerning="false" style:font-name-asian="Calibri" style:font-size-asian="12pt" style:language-asian="en" style:country-asian="US" style:font-weight-asian="bold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1a6f89" officeooo:paragraph-rsid="001a6f89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1b9366" officeooo:paragraph-rsid="001b9366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9cf35"/>
    </style:style>
    <style:style style:name="T4" style:family="text">
      <style:text-properties officeooo:rsid="001a6f89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ata Intake Report</text:span></text:p>
      <text:p text:style-name="P3"/>
      <text:p text:style-name="Standard">Name: <text:span text:style-name="T3">Medicare Group Project</text:span></text:p>
      <text:p text:style-name="Standard">Report date: <text:span text:style-name="T3">09/29/2021</text:span></text:p>
      <text:p text:style-name="Standard">Internship Batch: LISUM03</text:p>
      <text:p text:style-name="Standard">Version: 1.0</text:p>
      <text:p text:style-name="Standard">Data intake by: <text:span text:style-name="T3">Corey Hamren</text:span></text:p>
      <text:p text:style-name="Standard">Data intake reviewer:</text:p>
      <text:p text:style-name="Standard">Data storage location: https://github.com/TheHamhams/dg_group_project</text:p>
      <text:p text:style-name="Standard"/>
      <text:p text:style-name="Standard"><text:span text:style-name="T2">Tabular data details: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Total number of observations</text:p>
          </table:table-cell>
          <table:table-cell table:style-name="Table1.A1" office:value-type="string">
            <text:p text:style-name="P7">3424</text:p>
          </table:table-cell>
        </table:table-row>
        <table:table-row table:style-name="Table1.1">
          <table:table-cell table:style-name="Table1.A1" office:value-type="string">
            <text:p text:style-name="P5">Total number of files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5">Total number of features</text:p>
          </table:table-cell>
          <table:table-cell table:style-name="Table1.A1" office:value-type="string">
            <text:p text:style-name="P7">69</text:p>
          </table:table-cell>
        </table:table-row>
        <table:table-row table:style-name="Table1.1">
          <table:table-cell table:style-name="Table1.A1" office:value-type="string">
            <text:p text:style-name="P5">Base format of the file</text:p>
          </table:table-cell>
          <table:table-cell table:style-name="Table1.A1" office:value-type="string">
            <text:p text:style-name="P6">.<text:span text:style-name="T4">csv</text:span></text:p>
          </table:table-cell>
        </table:table-row>
        <table:table-row table:style-name="Table1.1">
          <table:table-cell table:style-name="Table1.A1" office:value-type="string">
            <text:p text:style-name="P5">Size of the data</text:p>
          </table:table-cell>
          <table:table-cell table:style-name="Table1.A1" office:value-type="string">
            <text:p text:style-name="P8">0.88 MB</text:p>
          </table:table-cell>
        </table:table-row>
      </table:table>
      <text:p text:style-name="Standard"/>
      <text:p text:style-name="Standard"><text:span text:style-name="T2">Note: Replicate same table with file name if you have more than one file.</text:span></text:p>
      <text:p text:style-name="P4"/>
      <text:p text:style-name="P4"/>
      <text:p text:style-name="Standard"><text:span text:style-name="T2">Proposed Approach:</text:span></text:p>
      <text:list xml:id="list976332929" text:style-name="WWNum1">
        <text:list-item>
          <text:p text:style-name="P1">Mention approach of dedup validation (identification)</text:p>
        </text:list-item>
        <text:list-item>
          <text:p text:style-name="P1"><text:s/>Mention your assumptions (if you assume any other thing for data quality analysis)</text:p>
        </text:list-item>
      </text:list>
      <text:p text:style-name="P4"/>
      <text:p text:style-name="P4"/>
      <text:p text:style-name="P4"/>
      <text:p text:style-name="Standard"><text:span text:style-name="T2">Note: Convert this doc in pdf and provide the link of pdf file in your dashboard. </text:span></text:p>
      <text:p text:style-name="Standard"><text:span text:style-name="T2"><text:s text:c="10"/>Please do not forget to remove this section while converting the file into pdf.</text:span><text:bookmark text:name="_GoBack"/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rya Tripathi</meta:initial-creator>
    <meta:editing-cycles>3</meta:editing-cycles>
    <meta:creation-date>2020-12-24T06:31:00</meta:creation-date>
    <dc:date>2021-09-29T08:47:13.823897174</dc:date>
    <meta:editing-duration>PT21M24S</meta:editing-duration>
    <meta:generator>LibreOffice/7.1.6.2$Linux_X86_64 LibreOffice_project/10$Build-2</meta:generator>
    <meta:document-statistic meta:table-count="1" meta:image-count="0" meta:object-count="0" meta:page-count="1" meta:paragraph-count="25" meta:word-count="124" meta:character-count="775" meta:non-whitespace-character-count="666"/>
    <meta:user-defined meta:name="AppVersion">16.0000</meta:user-defined>
    <meta:template xlink:type="simple" xlink:actuate="onRequest" xlink:title="Normal.dotm" xlink:href=""/>
  </office:meta>
</office:document-meta>
</file>